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ok at O100</text:p>
          </table:table-cell>
          <table:table-cell table:number-columns-repeated="18"/>
        </table:table-row>
        <table:table-row table:style-name="ro1" table:number-rows-repeated="98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autofil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table:style-name="ce1" office:value-type="date" office:date-value="2022-01-02" calcext:value-type="date">
            <text:p>2022-0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table:style-name="ce1" office:value-type="date" office:date-value="2022-01-02" calcext:value-type="date">
            <text:p>2022-01-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 table:visibility="filter">
          <table:table-cell table:number-columns-repeated="14"/>
          <table:table-cell office:value-type="string" calcext:value-type="string">
            <text:p>c</text:p>
          </table:table-cell>
          <table:table-cell table:style-name="ce1" office:value-type="date" office:date-value="2022-01-01" calcext:value-type="date">
            <text:p>2022-01-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</text:p>
          </table:table-cell>
          <table:table-cell table:style-name="ce1" office:value-type="date" office:date-value="2024-02-03" calcext:value-type="date">
            <text:p>2024-02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e</text:p>
          </table:table-cell>
          <table:table-cell table:style-name="ce1" office:value-type="date" office:date-value="2025-01-20" calcext:value-type="date">
            <text:p>2025-01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</text:p>
          </table:table-cell>
          <table:table-cell table:style-name="ce1" office:value-type="date" office:date-value="2025-03-20" calcext:value-type="date">
            <text:p>2025-03-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g</text:p>
          </table:table-cell>
          <table:table-cell table:style-name="ce1" office:value-type="date" office:date-value="2025-04-01" calcext:value-type="date">
            <text:p>2025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O100:Sheet1.R107" table:display-filter-buttons="true">
          <table:filter>
            <table:filter-and>
              <table:filter-condition table:value="2022-01-02" table:operator="=" table:field-number="1">
                <table:filter-set-item table:value="2022-01-02"/>
                <table:filter-set-item table:value="2024-02-03"/>
                <table:filter-set-item table:value="2025-01-20"/>
                <table:filter-set-item table:value="2025-03-20"/>
                <table:filter-set-item table:value="2025-04-0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0:36:03.335729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09:52:27.576917740</meta:creation-date>
    <dc:date>2025-01-23T10:36:24.625378510</dc:date>
    <meta:editing-duration>PT4M55S</meta:editing-duration>
    <meta:editing-cycles>6</meta:editing-cycles>
    <meta:generator>Collabora_OfficeDev/24.04.12.0$Linux_X86_64 LibreOffice_project/2174689e3ab4a27c75d5f09825c12d9f8fe50da9</meta:generator>
    <meta:document-statistic meta:table-count="1" meta:cell-count="31" meta:object-count="0"/>
  </office:meta>
</office:document-meta>
</file>